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AF000001D38FE9D46E.png" manifest:media-type="image/png"/>
  <manifest:file-entry manifest:full-path="Pictures/100000000000012C000000F879600F6E.jpg" manifest:media-type="image/jpeg"/>
  <manifest:file-entry manifest:full-path="Pictures/1000020100000274000000FD962B3A06.png" manifest:media-type="image/png"/>
  <manifest:file-entry manifest:full-path="Pictures/10000201000002D00000015433DFF828.png" manifest:media-type="image/png"/>
  <manifest:file-entry manifest:full-path="Pictures/10000000000001680000010E07227203.jpg" manifest:media-type="image/jpeg"/>
  <manifest:file-entry manifest:full-path="Pictures/TablePreview1.svm" manifest:media-type=""/>
  <manifest:file-entry manifest:full-path="Pictures/10000000000000FE000000FB19EDF6CB.jpg" manifest:media-type="image/jpeg"/>
  <manifest:file-entry manifest:full-path="Pictures/100002010000028A000000FCE1CB9D9E.png" manifest:media-type="image/png"/>
  <manifest:file-entry manifest:full-path="Pictures/100000000000028A000001BF64519CD9.jpg" manifest:media-type="image/jpeg"/>
  <manifest:file-entry manifest:full-path="Pictures/10000201000001450000014539064D0D.png" manifest:media-type="image/png"/>
  <manifest:file-entry manifest:full-path="Pictures/1000000000000186000000805DBB1F0A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2.75cm" fo:min-width="0cm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.195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523cm"/>
    </style:style>
    <style:style style:name="co1" style:family="table-column">
      <style:table-column-properties style:column-width="11.759cm" style:use-optimal-column-width="false"/>
    </style:style>
    <style:style style:name="co2" style:family="table-column">
      <style:table-column-properties style:column-width="11.767cm" style:use-optimal-column-width="false"/>
    </style:style>
    <style:style style:name="ro1" style:family="table-row">
      <style:table-row-properties style:row-height="0.773cm"/>
    </style:style>
    <style:style style:name="ce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3333ff"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Git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1.5cm" svg:height="10.598cm" svg:x="8cm" svg:y="6cm">
          <draw:image xlink:href="Pictures/10000201000001450000014539064D0D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8cm" svg:y="5.321cm" presentation:class="outline" presentation:user-transformed="true">
          <draw:text-box>
            <text:list text:style-name="L2">
              <text:list-header>
                <text:p text:style-name="P4"><text:span text:style-name="T3">Identidad</text:span></text:p>
                <text:p text:style-name="P5"><text:span text:style-name="T4">Establecer tu nombre de usuario y dirección de correo electrónico. Esto es importante porque las confirmaciones de cambios (commits) en Git usan esta información, y es introducida de manera inmutable en los commits que envías:</text:span></text:p>
              </text:list-header>
              <text:list-item>
                <text:p>$ git config --global user.name "emmanuel"</text:p>
              </text:list-item>
              <text:list-item>
                <text:p>$ git config --global user.email <text:a xlink:href="mailto:esanchez@sicom.ws" xlink:type="simple">esanchez@sicom.ws</text:a></text:p>
                <text:p><text:span text:style-name="T4"/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6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6cm" svg:height="4.038cm" svg:x="11.5cm" svg:y="15.5cm">
          <draw:image xlink:href="Pictures/100000000000028A000001BF64519CD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ditor</text:span></text:p>
              </text:list-header>
              <text:list-item>
                <text:p><text:span text:style-name="T4">$ git config --global core.editor emacs</text:span></text:p>
              </text:list-item>
              <text:list-item>
                <text:p><text:span text:style-name="T4">$ git config --global core.editor notepad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15.991cm" svg:height="5cm" svg:x="6cm" svg:y="11cm">
          <draw:image xlink:href="Pictures/100002010000028A000000FCE1CB9D9E.png" xlink:type="simple" xlink:show="embed" xlink:actuate="onLoad">
            <text:p/>
          </draw:image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Herramienta de diferencias</text:span></text:p>
          </draw:text-box>
        </draw:frame>
        <draw:frame presentation:style-name="pr4" draw:text-style-name="P5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5"><text:span text:style-name="T3">Diferencias</text:span></text:p>
                <text:p text:style-name="P5">Es usada para resolver conflictos de unión (merge). </text:p>
              </text:list-header>
              <text:list-item>
                <text:p text:style-name="P5">$ git config --global merge.tool vimdiff</text:p>
                <text:p text:style-name="P5">Git acepta kdiff3, tkdiff, meld, xxdiff, emerge, vimdiff, gvimdiff, ecmerge, y opendiff como herramientas válidas. También puedes configurar la herramienta que tú quieras.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5.46cm" svg:height="5.5cm" svg:x="11cm" svg:y="13cm">
          <draw:image xlink:href="Pictures/10000000000000FE000000FB19EDF6C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mprobación de la configur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config --list</text:p>
                <text:p>listar todas las propiedades que Git ha configurado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2.699cm" svg:height="9.524cm" svg:x="7.5cm" svg:y="8.476cm">
          <draw:image xlink:href="Pictures/10000000000001680000010E0722720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draw:style-name="gr1" draw:text-style-name="P1" draw:layer="layout" svg:width="11.914cm" svg:height="5.782cm" svg:x="12cm" svg:y="12.5cm">
          <draw:image xlink:href="Pictures/10000201000002D00000015433DFF828.png" xlink:type="simple" xlink:show="embed" xlink:actuate="onLoad">
            <text:p/>
          </draw:image>
        </draw:frame>
        <draw:frame presentation:style-name="pr5" draw:text-style-name="P3" draw:layer="layout" svg:width="20cm" svg:height="2cm" svg:x="1.4cm" svg:y="1.6cm" presentation:class="title">
          <draw:text-box>
            <text:p><text:span text:style-name="T2">Obtener ayud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alguna vez necesitas ayuda usando Git, hay tres formas de ver la página del manual (manpage):</text:p>
              </text:list-header>
              <text:list-item>
                <text:p>$ git help &lt;comando&gt;</text:p>
              </text:list-item>
              <text:list-item>
                <text:p>$ git &lt;comando&gt; --help</text:p>
                <text:p/>
                <text:p>ejemplo</text:p>
              </text:list-item>
              <text:list-item>
                <text:p>$ git help config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uedes obtener un proyecto Git de dos maneras.</text:p>
                <text:p/>
              </text:list-header>
              <text:list-item>
                <text:p>Inicializando un repositorio en un directorio existente</text:p>
                <text:p/>
              </text:list-item>
              <text:list-item>
                <text:p>Clonando un repositorio existente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6" draw:text-style-name="P3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7.5cm" svg:x="1cm" svg:y="7cm" presentation:class="outline" presentation:user-transformed="true">
          <draw:text-box>
            <text:list text:style-name="L2">
              <text:list-header>
                <text:p>Para empezar el seguimiento en Git de un proyecto existente, necesitas ir al directorio del proyecto y escribir:</text:p>
              </text:list-header>
              <text:list-item>
                <text:p>$ git init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6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0.679cm" svg:x="1.4cm" svg:y="6.5cm" presentation:class="outline" presentation:user-transformed="true">
          <draw:text-box>
            <text:list text:style-name="L2">
              <text:list-header>
                <text:p>Para comenzar el seguimiento de archivos y hacer una confirmación inicial. </text:p>
              </text:list-header>
              <text:list-item>
                <text:p>$ git add *.c</text:p>
              </text:list-item>
              <text:list-item>
                <text:p>$ git add README</text:p>
              </text:list-item>
              <text:list-item>
                <text:p>$ git commit –m 'versión inicial del proyecto'</text:p>
                <text:p><text:s text:c="2"/></text:p>
              </text:list-item>
            </text:list>
          </draw:text-box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4.1cm" svg:height="2.195cm" svg:x="1.4cm" svg:y="1.5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Resumen</text:span></text:p>
              </text:list-header>
              <text:list-item>
                <text:p><text:span text:style-name="T5">Crear un repositorio linea de comandos</text:span></text:p>
                <text:p><text:span text:style-name="T5">touch README.md</text:span></text:p>
                <text:p><text:span text:style-name="T5">git init</text:span></text:p>
                <text:p><text:span text:style-name="T5">git add README.md</text:span></text:p>
                <text:p><text:span text:style-name="T5">git commit -m "first commit"</text:span></text:p>
                <text:p><text:span text:style-name="T5">git remote add origin </text:span><text:span text:style-name="T6">https://github.com/esanchezsicomgdl/PruebaSicom.git </text:span></text:p>
                <text:p><text:span text:style-name="T5">git push -u origin master</text:span>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Comando para hacer una copia de un repositorio </text:p>
              </text:list-header>
              <text:list-item>
                <text:p><text:s/>git clone [url]</text:p>
                <text:p>Ejemplo:<text:span text:style-name="T7"> </text:span></text:p>
              </text:list-item>
              <text:list-item>
                <text:p><text:span text:style-name="T7">$ git clone git://github.com/esanchezsicomgdl/Prueba_GIT.git</text:span></text:p>
                <text:p/>
              </text:list-item>
            </text:list>
          </draw:text-box>
        </draw:frame>
        <draw:frame draw:style-name="gr1" draw:text-style-name="P1" draw:layer="layout" svg:width="15.112cm" svg:height="5.5cm" svg:x="6cm" svg:y="12.5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se quiere clonar el repositorio a un directorio con otro nombre que no sea Prueba_GIT, se especificarlo con la siguiente opción de línea de comandos:</text:p>
              </text:list-header>
              <text:list-item>
                <text:p><text:span text:style-name="T8">$ git clone </text:span><text:span text:style-name="T7">git://github.com/esanchezsicomgdl/Prueba_GIT.git </text:span><text:span text:style-name="T8">mygrit</text:span></text:p>
              </text:list-item>
            </text:list>
          </draw:text-box>
        </draw:frame>
        <draw:frame draw:style-name="gr1" draw:text-style-name="P1" draw:layer="layout" svg:width="16.612cm" svg:height="6.692cm" svg:x="6.388cm" svg:y="11.308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permite usar distintos protocolos de transferencia. </text:p>
              </text:list-header>
              <text:list-item>
                <text:p>Git://</text:p>
              </text:list-item>
              <text:list-item>
                <text:p>http(s):// </text:p>
              </text:list-item>
              <text:list-item>
                <text:p>usuario@servidor:/ruta.git</text:p>
              </text:list-item>
            </text:list>
          </draw:text-box>
        </draw:frame>
        <draw:frame draw:style-name="gr1" draw:text-style-name="P1" draw:layer="layout" svg:width="7.937cm" svg:height="6.561cm" svg:x="10.5cm" svg:y="11.5cm">
          <draw:image xlink:href="Pictures/100000000000012C000000F879600F6E.jpg" xlink:type="simple" xlink:show="embed" xlink:actuate="onLoad">
            <text:p/>
          </draw:image>
        </draw:frame>
        <draw:frame draw:style-name="gr1" draw:text-style-name="P1" draw:layer="layout" svg:width="3.5cm" svg:height="1.515cm" svg:x="1.493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Obtener la informacion de los commit´s</text:span></text:p>
              </text:list-header>
              <text:list-item>
                <text:p>git log</text:p>
              </text:list-item>
              <text:list-item>
                <text:p>git log -p (muestra los cambios)</text:p>
              </text:list-item>
              <text:list-item>
                <text:p>git log -p -<text:span text:style-name="T9">n</text:span> (mustras los cambios de las ultimas <text:span text:style-name="T9">n</text:span> <text:s text:c="7"/><text:tab/>modificaciones)</text:p>
              </text:list-item>
              <text:list-item>
                <text:p>git log -U1 --word-diff (diferencias por palabras)</text:p>
                <text:p>se ven las palabras añadidas entre {+ +}</text:p>
                <text:p>se ven las palabras añadidas entre {- -}</text:p>
              </text:list-item>
              <text:list-item>
                <text:p>git log –stat (estadísticas de cada confirmación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log --pretty= ****** (modifica el formato de la salida)</text:p>
                <text:p>- oneline</text:p>
                <text:p>- short</text:p>
                <text:p>- full</text:p>
                <text:p>- fuller</text:p>
                <text:p>- format (permite especificar tu propio formato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5.5cm" svg:x="1.3cm" svg:y="4.5cm" presentation:class="outline" presentation:user-transformed="true">
          <draw:text-box>
            <text:list text:style-name="L2">
              <text:list-header>
                <text:p><text:span text:style-name="T5">Format</text:span></text:p>
              </text:list-header>
              <text:list-item>
                <text:p><text:span text:style-name="T5">$ git log --pretty=format:"%h - %an, %ar : %s"</text:span></text:p>
                <text:p><text:span text:style-name="T10"><text:tab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standard" draw:layer="layout" svg:width="23.525cm" svg:height="11.594cm" svg:x="1.918cm" svg:y="8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 abreviados</text:span></text:p>
              </table:table-cell>
            </table:table-row>
            <table:table-row table:style-name="ro1">
              <table:table-cell table:style-name="ce1">
                <text:p text:style-name="P1"><text:span text:style-name="T11">%an</text:span></text:p>
              </table:table-cell>
              <table:table-cell table:style-name="ce2">
                <text:p><text:span text:style-name="T11">Nombre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e</text:span></text:p>
              </table:table-cell>
              <table:table-cell table:style-name="ce2">
                <text:p><text:span text:style-name="T11">Dirección de correo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d</text:span></text:p>
              </table:table-cell>
              <table:table-cell table:style-name="ce2">
                <text:p><text:span text:style-name="T11">Fecha de autoría (el formato respeta la opción -–date)</text:span></text:p>
              </table:table-cell>
            </table:table-row>
            <table:table-row table:style-name="ro1">
              <table:table-cell table:style-name="ce1">
                <text:p text:style-name="P1"><text:span text:style-name="T11">%ar</text:span></text:p>
              </table:table-cell>
              <table:table-cell table:style-name="ce2">
                <text:p><text:span text:style-name="T11">Fecha de autoría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cn</text:span></text:p>
              </table:table-cell>
              <table:table-cell table:style-name="ce2">
                <text:p><text:span text:style-name="T11">Nombre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e</text:span></text:p>
              </table:table-cell>
              <table:table-cell table:style-name="ce2">
                <text:p><text:span text:style-name="T11">Dirección de correo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d</text:span></text:p>
              </table:table-cell>
              <table:table-cell table:style-name="ce2">
                <text:p><text:span text:style-name="T11">Fecha de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cr</text:span></text:p>
              </table:table-cell>
              <table:table-cell table:style-name="ce2">
                <text:p><text:span text:style-name="T11">Fecha de confirmación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s</text:span></text:p>
              </table:table-cell>
              <table:table-cell table:style-name="ce2">
                <text:p><text:span text:style-name="T11">Asunt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Diferenci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l modificar un archivo podemos ver el cambio que se efectuó.</text:p>
                <text:p>Este comando es aplicado antes de realizar el commit </text:p>
              </text:list-header>
              <text:list-item>
                <text:p>$ git diff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18" draw:id="id18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Preparando archivos modifica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comando puede utilizase para empezar el seguimiento de archivos nuevos, para preparar archivos, y para marcar como resueltos archivos con conflictos de unión. </text:p>
              </text:list-header>
              <text:list-item>
                <text:p>$ git add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19" draw:id="id19">
        <office:forms form:automatic-focus="false" form:apply-design-mode="false"/>
        <draw:frame presentation:style-name="pr1" draw:text-style-name="P3" draw:layer="layout" svg:width="20cm" svg:height="2cm" svg:x="1.5cm" svg:y="1.5cm" presentation:class="title" presentation:user-transformed="true">
          <draw:text-box>
            <text:p><text:span text:style-name="T2">Comprobación de estado de tu archiv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>Para ver el status en el que se encuentra los archivo, se emplea el comando </text:p>
              </text:list-header>
              <text:list-item>
                <text:p>$ git status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20" draw:id="id20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onfirmación de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ualquier cosa que todavía esté sin preparar, cualquier archivo que hayas creado o modificado, y sobre el que no hayas ejecutado git add desde su última edición, no se incluirá en esta confirmación. Se mantendrán como modificados en tu disco.</text:p>
              </text:list-header>
              <text:list-item>
                <text:p>$ git commit </text:p>
              </text:list-item>
              <text:list-item>
                <text:p>$ git commit -m 'mensage'</text:p>
                <text:p>-m = es para poder incluir nuestro propio mensage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21" draw:id="id2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Deshabilitando Ultima Confirmación 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4">Si quieres volver a hacer la confirmación, puedes ejecutar un commit con la opción –amend:</text:span></text:p>
              </text:list-header>
              <text:list-item>
                <text:p><text:span text:style-name="T4">$ git commit --amend</text:span></text:p>
              </text:list-item>
              <text:list-item>
                <text:p><text:span text:style-name="T4">$ git commit --amend -m 'mensage nuevo'</text:span></text:p>
                <text:p><text:span text:style-name="T4"/></text:p>
                <text:p><text:span text:style-name="T4"><text:s/>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22" draw:id="id22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ara eliminar un archivo de Git, debes eliminarlo de tus archivos bajo seguimiento, y después confirmar. También elimina el archivo de tu directorio de trabajo, para que no lo veas entre los archivos sin seguimiento.</text:p>
              </text:list-header>
              <text:list-item>
                <text:p>rm &lt;nombre_archivo&gt; //eliminar archivo de una ruta</text:p>
              </text:list-item>
              <text:list-item>
                <text:p>$ git rm &lt;nombre_archivo&gt;//preparación para eliminar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23" draw:id="id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>Para mantener el archivo en tu disco duro, pero interrumpir su seguimiento por parte de Git</text:p>
              </text:list-header>
              <text:list-item>
                <text:p>$ git rm --cached &lt;nombre_archivo&gt;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24" draw:id="id2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ambiar <text:s/>nombre de un archiv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$ git mv file_from file_to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25" draw:id="id25">
        <office:forms form:automatic-focus="false" form:apply-design-mode="false"/>
        <draw:frame presentation:style-name="pr1" draw:layer="layout" svg:width="20cm" svg:height="2cm" svg:x="1.5cm" svg:y="1.5cm" presentation:class="title" presentation:user-transformed="true">
          <draw:text-box>
            <text:p><text:span text:style-name="T2">Deshaciendo la preparación de un archivo</text:span></text:p>
          </draw:text-box>
        </draw:frame>
        <draw:frame presentation:style-name="pr4" draw:text-style-name="P7" draw:layer="layout" svg:width="25.2cm" svg:height="12.179cm" svg:x="1cm" svg:y="5cm" presentation:class="outline" presentation:user-transformed="true">
          <draw:text-box>
            <text:list text:style-name="L2">
              <text:list-header>
                <text:p>Esta comando es utilizado cuando aplicado el comando git add, a un archivo que no de seamos. </text:p>
                <text:p><text:span text:style-name="T4"/></text:p>
              </text:list-header>
              <text:list-item>
                <text:p><text:span text:style-name="T4">$ git reset HEAD &lt;file&gt;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 xml:id="id26" draw:id="id2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Deshaciendo la modificación de un archivo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4">Para revertir el archivo al mismo estado en el que estaba cuando hiciste tu última confirmación</text:span></text:p>
                <text:p><text:span text:style-name="T4">$ git checkout -- &lt;file&gt;</text:span></text:p>
                <text:p><text:span text:style-name="T4">NOTA: No podrás recuperar los cambios que existían antes de aplicar este comando.</text:span></text:p>
                <text:p><text:span text:style-name="T4">No se necesita aplicar push. </text:span></text:p>
              </text:list-header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 xml:id="id27" draw:id="id27">
        <office:forms form:automatic-focus="false" form:apply-design-mode="false"/>
        <draw:frame presentation:style-name="pr8" draw:text-style-name="P3" draw:layer="layout" svg:width="24.1cm" svg:height="2.523cm" svg:x="1.4cm" svg:y="1.5cm" presentation:class="title" presentation:user-transformed="tru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Mostrando tus repositorios remotos</text:span></text:p>
                <text:p><text:span text:style-name="T4">Mostrar la URL asociada a cada repositorio remoto:</text:span></text:p>
              </text:list-header>
              <text:list-item>
                <text:p><text:span text:style-name="T4">$ git remote -v</text:span></text:p>
                <text:p><text:span text:style-name="T4">Si se tiene más de un remoto, este comando los lista todos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 xml:id="id28" draw:id="id2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Añadiendo repositorios remotos</text:span></text:p>
                <text:p><text:span text:style-name="T4">Para añadir un nuevo repositorio Git remoto, asignándole un nombre con el que referenciarlo fácilmente</text:span></text:p>
              </text:list-header>
              <text:list-item>
                <text:p><text:span text:style-name="T4">$ git remote add [nombre] [url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 xml:id="id29" draw:id="id2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ambio nombre de referencia de un remoto</text:span></text:p>
              </text:list-header>
              <text:list-item>
                <text:p><text:span text:style-name="T4">$ git remote rename [nombreAnterior] [nuevoNombre]</text:span><text:span text:style-name="T3"> <text:s/>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 xml:id="id30" draw:id="id3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Recuperar datos de tus repositorios remotos</text:span></text:p>
              </text:list-header>
              <text:list-item>
                <text:p><text:span text:style-name="T4">$ git fetch [remote-name]</text:span></text:p>
                <text:p><text:span text:style-name="T3"/></text:p>
                <text:p><text:span text:style-name="T3">Para recuperar y unir automáticamente la rama remota con tu rama actual</text:span></text:p>
              </text:list-item>
              <text:list-item>
                <text:p><text:span text:style-name="T4">$ git pull [nombre-remoto] [nombre-rama]</text:span><text:span text:style-name="T3"> 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 xml:id="id31" draw:id="id3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nviando a tus repositorios remotos</text:span></text:p>
                <text:p><text:span text:style-name="T4">Cuando tu proyecto se encuentra en un estado que quieres compartir, tienes que enviarlo a un repositorio remoto.</text:span></text:p>
              </text:list-header>
              <text:list-item>
                <text:p><text:span text:style-name="T4">$ git push [nombre-remoto] [nombre-rama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 xml:id="id32" draw:id="id3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Inspeccionando un repositorio remoto</text:span></text:p>
              </text:list-header>
              <text:list-item>
                <text:p><text:span text:style-name="T4">$ git remote show [nombre]</text:span></text:p>
                <text:p><text:span text:style-name="T4">Este comando lista la URL del repositorio remoto, así como información sobre las ramas bajo seguimiento. Este comando te recuerda que si estás en la rama maestra y ejecutas git pull, automáticamente unirá los cambios a la rama maestra del remoto después de haber recuperado todas las referencias remotas. También lista todas las referencias remotas que ha recibido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 xml:id="id33" draw:id="id3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por algún motivo quieres eliminar una referencia —has movido el servidor o ya no estás usando un determinado mirror, o quizás un contribuidor ha dejado de contribuir— puedes usar el comando </text:p>
              </text:list-header>
              <text:list-item>
                <text:p>$ git remote rm <text:span text:style-name="T4">[nombre-remoto] </text:span><text:s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 xml:id="id34" draw:id="id3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tiene la habilidad de etiquetar (tag) puntos específicos en la historia como importantes. Generalmente la gente usa esta funcionalidad para marcar puntos donde se ha lanzado alguna versión (v1.0, y así sucesivamente)</text:p>
                <text:p><text:span text:style-name="T3">Mostrar etiquetas</text:span></text:p>
              </text:list-header>
              <text:list-item>
                <text:p><text:span text:style-name="T4">$ git tag</text:span></text:p>
                <text:p><text:span text:style-name="T4">Este comando lista las etiquetas en orden alfabético</text:span></text:p>
              </text:list-item>
              <text:list-item>
                <text:p><text:span text:style-name="T4">$ git tag -l 'v1.4.2.*'</text:span></text:p>
                <text:p><text:span text:style-name="T4">Este comando busca etiquetas de acuerdo a un patrón en particular en este caso v1.4.2.*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 xml:id="id35" draw:id="id3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reación <text:s/>etiquetas</text:span></text:p>
                <text:p><text:span text:style-name="T4">Git usa dos tipos principales de etiquetas: ligeras y anotadas.</text:span></text:p>
              </text:list-header>
              <text:list-item>
                <text:p><text:span text:style-name="T4">Una etiqueta ligera es muy parecida a una rama que no cambia (un puntero a una confirmación específica)</text:span></text:p>
              </text:list-item>
              <text:list-item>
                <text:p><text:span text:style-name="T4">Las etiquetas anotadas son almacenadas como objetos completos en la base de datos de Git. Tienen suma de comprobación; contienen el nombre del etiquetador, correo electrónico y fecha; tienen mensaje de etiquetado; y pueden estar firmadas y verificadas con GNU Privacy Guard (GPG)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 xml:id="id36" draw:id="id3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Etiquetas anotadas</text:span></text:p>
              </text:list-header>
              <text:list-item>
                <text:p><text:span text:style-name="T4">$ git tag -a v1.4 -m 'mensaje'</text:span></text:p>
                <text:p><text:span text:style-name="T3">Etiquetas firmadas</text:span></text:p>
                <text:p><text:span text:style-name="T4">También puedes firmar tus etiquetas con GPG, siempre que tengas una clave privada. Lo único que debes hacer es usar -s en vez de -a:</text:span></text:p>
              </text:list-item>
              <text:list-item>
                <text:p><text:span text:style-name="T4">$ git tag -s v1.4 -m 'mensaje'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 xml:id="id37" draw:id="id3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19cm" svg:y="5cm" presentation:class="outline" presentation:user-transformed="true">
          <draw:text-box>
            <text:list text:style-name="L2">
              <text:list-header>
                <text:p><text:span text:style-name="T3">Etiquetando más tarde</text:span></text:p>
                <text:p><text:span text:style-name="T4">Se pueden etiquetar confirmaciones después de avanzar sobre ellas. Para etiquetar una confirmación especifica la suma de comprobación de la confirmación (o una parte de la misma) al final del comando:</text:span></text:p>
              </text:list-header>
              <text:list-item>
                <text:p><text:span text:style-name="T4">$ git log –pretty=oneline (Muestra la historia de commits)</text:span></text:p>
              </text:list-item>
              <text:list-item>
                <text:p><text:span text:style-name="T4">$ git tag -a nombre_tag -m 'descripcion' *******</text:span></text:p>
                <text:p><text:span text:style-name="T4"><text:s text:c="51"/></text:span><text:span text:style-name="T4">suma de comprobación <text:s text:c="4"/></text:span></text:p>
              </text:list-item>
            </text:list>
          </draw:text-box>
        </draw:frame>
        <draw:custom-shape draw:style-name="gr3" draw:text-style-name="P1" draw:layer="layout" svg:width="0.5cm" svg:height="3cm" draw:transform="rotate (-1.58510802666125) translate (21.504cm 13.54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par smil:begin="id3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 xml:id="id38" draw:id="id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ompartir etiquetas</text:span></text:p>
                <text:p><text:span text:style-name="T4">Por defecto, el comando git push no transfiere etiquetas a servidores remotos. Tienes que enviarlas explicitamente a un servidor compartido después de haberlas creado. Este proceso es igual a compartir ramas remotas —puedes ejecutar </text:span></text:p>
              </text:list-header>
              <text:list-item>
                <text:p><text:span text:style-name="T4">$ git push origin [tagname] (enviá solo el tag nombrado)</text:span></text:p>
              </text:list-item>
              <text:list-item>
                <text:p><text:span text:style-name="T4">$ git push origin –tags (enviáia todos los tags) 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3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 xml:id="id39" draw:id="id39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truc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Auto completado</text:span></text:p>
                <text:p><text:span text:style-name="T4">En Windows el auto completado es instalado predeterminada mente cuando instalas Git.</text:span></text:p>
              </text:list-header>
              <text:list-item>
                <text:p><text:span text:style-name="T4">$ git co&lt;tab&gt;&lt;tab&gt;</text:span></text:p>
                <text:p><text:span text:style-name="T4">commit config</text:span></text:p>
              </text:list-item>
            </text:list>
          </draw:text-box>
        </draw:frame>
        <anim:par presentation:node-type="timing-root">
          <anim:par smil:begin="id3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 xml:id="id40" draw:id="id40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cuenta con 2 herramientas de interfaz gráfica </text:p>
              </text:list-header>
              <text:list-item>
                <text:p>$ git gui</text:p>
              </text:list-item>
              <text:list-item>
                <text:p>$ gitk (interfaz para visualizar historial)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 xml:id="id41" draw:id="id4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 text:style-name="P3"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Una rama Git es simplemente un apuntador móvil apuntando a una confirmacion. La rama por defecto de Git es la rama master.</text:p>
                <text:p>Cuando se crea una nueva rama, simplemente se crea un nuevo apuntador.</text:p>
              </text:list-header>
              <text:list-item>
                <text:p>$ git branch &lt;nombre_Rama&gt; (nueva rama o branch)</text:p>
                <text:p/>
              </text:list-item>
            </text:list>
          </draw:text-box>
        </draw:frame>
        <anim:par presentation:node-type="timing-root">
          <anim:par smil:begin="id4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 xml:id="id42" draw:id="id42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jemplo</text:p>
              </text:list-header>
              <text:list-item>
                <text:p>$ git branch testing</text:p>
                <text:p/>
              </text:list-item>
            </text:list>
          </draw:text-box>
        </draw:frame>
        <draw:frame draw:style-name="gr4" draw:text-style-name="P1" draw:layer="layout" svg:width="15.864cm" svg:height="7.719cm" svg:x="6.5cm" svg:y="8.5cm">
          <draw:image xlink:href="Pictures/10000000000003AF000001D38FE9D46E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2s" smil:type="pinWheelWipe" smil:subtype="fourBlade"/>
          </anim:par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2H50M33S</meta:editing-duration>
    <meta:editing-cycles>108</meta:editing-cycles>
    <meta:generator>LibreOffice/4.3.2.2$Windows_x86 LibreOffice_project/edfb5295ba211bd31ad47d0bad0118690f76407d</meta:generator>
    <dc:date>2015-01-08T10:18:29.091000000</dc:date>
    <meta:document-statistic meta:object-count="241"/>
  </office:meta>
</office:document-meta>
</file>